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993in" table:align="left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0.9097in"/>
    </style:style>
    <style:style style:name="Table1.C" style:family="table-column">
      <style:table-column-properties style:column-width="0.5528in"/>
    </style:style>
    <style:style style:name="Table1.D" style:family="table-column">
      <style:table-column-properties style:column-width="1.7549in"/>
    </style:style>
    <style:style style:name="Table1.E" style:family="table-column">
      <style:table-column-properties style:column-width="3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solid" style:text-line-through-type="single" style:font-name="DejaVu Sans Condensed" fo:font-size="12pt" fo:font-weight="normal" officeooo:rsid="0056cce1" officeooo:paragraph-rsid="006727c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9cef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56cce1" officeooo:paragraph-rsid="00653ee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65401a" officeooo:paragraph-rsid="0065401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045c" officeooo:paragraph-rsid="006d045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49e3f" officeooo:paragraph-rsid="00653ee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a4b9f" officeooo:paragraph-rsid="006a4b9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3ea8" officeooo:paragraph-rsid="006b3ea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9cef" officeooo:paragraph-rsid="004f2d2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2f08d" officeooo:paragraph-rsid="0072f08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bc5a7" officeooo:paragraph-rsid="006d045c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text-line-through-style="none" style:text-line-through-type="none" style:font-name="DejaVu Sans Condensed" officeooo:rsid="0056cce1" officeooo:paragraph-rsid="00653eec"/>
    </style:style>
    <style:style style:name="P14" style:family="paragraph" style:parent-style-name="Standard">
      <style:text-properties officeooo:paragraph-rsid="00653eec"/>
    </style:style>
    <style:style style:name="P15" style:family="paragraph" style:parent-style-name="Standard">
      <style:text-properties officeooo:paragraph-rsid="006727c8"/>
    </style:style>
    <style:style style:name="P16" style:family="paragraph" style:parent-style-name="Standard">
      <style:paragraph-properties fo:text-align="start" style:justify-single-word="false"/>
      <style:text-properties officeooo:paragraph-rsid="001c0208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6d045c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6d045c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6d045c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6b3ea8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6d045c" officeooo:paragraph-rsid="006d045c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6d045c" officeooo:paragraph-rsid="006d045c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6d045c" officeooo:paragraph-rsid="006d045c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045c" officeooo:paragraph-rsid="006d045c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045c" officeooo:paragraph-rsid="006d045c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5a7" officeooo:paragraph-rsid="006d045c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3f983" officeooo:paragraph-rsid="0073f983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73f983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5d006" officeooo:paragraph-rsid="0075d006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f08d" officeooo:paragraph-rsid="0072f08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f08d" officeooo:paragraph-rsid="006b3ea8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b21e3" officeooo:paragraph-rsid="007b21e3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f983" officeooo:paragraph-rsid="0073f983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549e3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65401a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6cce1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6727c8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49e3f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bc5a7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d045c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b3ea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75d00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6bb2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f64a3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53ee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70ff55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79451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officeooo:rsid="006727c8"/>
    </style:style>
    <style:style style:name="T21" style:family="text">
      <style:text-properties officeooo:rsid="0065401a"/>
    </style:style>
    <style:style style:name="T22" style:family="text">
      <style:text-properties officeooo:rsid="006727c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75d006"/>
    </style:style>
    <style:style style:name="T25" style:family="text">
      <style:text-properties officeooo:rsid="00779bd1"/>
    </style:style>
    <style:style style:name="T26" style:family="text">
      <style:text-properties officeooo:rsid="007b2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4">3</text:span><text:span text:style-name="T15">0</text:span><text:span text:style-name="T19">3</text:span><text:span text:style-name="T16"> - </text:span><text:span text:style-name="T14">Flight - </text:span><text:span text:style-name="T17">Radios, </text:span><text:span text:style-name="T18">Countermeasures, RWR</text:span></text:p>
      <text:p text:style-name="P2"/>
      <text:p text:style-name="P7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085860341616">
          <table:table-cell table:style-name="Table1.A1" office:value-type="string">
            <text:p text:style-name="P13"><text:span text:style-name="T2">C</text:span><text:span text:style-name="T1">OM1</text:span><text:span text:style-name="T3">??</text:span></text:p>
          </table:table-cell>
          <table:table-cell table:style-name="Table1.A1" office:value-type="string">
            <text:p text:style-name="P4">TRAP 136</text:p>
          </table:table-cell>
          <table:table-cell table:style-name="Table1.A1" office:value-type="string">
            <text:p text:style-name="P3">V/UHF</text:p>
          </table:table-cell>
          <table:table-cell table:style-name="Table1.A1" office:value-type="string">
            <text:p text:style-name="P14"><text:span text:style-name="T6">118.0 to 14</text:span><text:span text:style-name="T7">3</text:span><text:span text:style-name="T6">.97</text:span><text:span text:style-name="T7">5</text:span><text:span text:style-name="T6"> MHz</text:span></text:p>
            <text:p text:style-name="P15"><text:span text:style-name="T6">225.0 to </text:span><text:span text:style-name="T7">399.975</text:span><text:span text:style-name="T6"> MHz</text:span></text:p>
          </table:table-cell>
          <table:table-cell table:style-name="Table1.E1" office:value-type="string">
            <text:p text:style-name="P3"><text:span text:style-name="T22">"Green" radio. <text:s/></text:span>Preset channels or manual tune.</text:p>
          </table:table-cell>
        </table:table-row>
        <table:table-row table:style-name="TableLine2085860344336">
          <table:table-cell table:style-name="Table1.A2" office:value-type="string">
            <text:p text:style-name="P3">COM2<text:span text:style-name="T21">??</text:span></text:p>
          </table:table-cell>
          <table:table-cell table:style-name="Table1.A2" office:value-type="string">
            <text:p text:style-name="P4">TRAP 137B</text:p>
          </table:table-cell>
          <table:table-cell table:style-name="Table1.A2" office:value-type="string">
            <text:p text:style-name="P3">UHF</text:p>
          </table:table-cell>
          <table:table-cell table:style-name="Table1.A2" office:value-type="string">
            <text:p text:style-name="P1"><text:span text:style-name="T4">225.0 to </text:span><text:span text:style-name="T20">399.975</text:span><text:span text:style-name="T4"> MHz</text:span></text:p>
          </table:table-cell>
          <table:table-cell table:style-name="Table1.E2" office:value-type="string">
            <text:p text:style-name="P13"><text:span text:style-name="T22">"Red" radio. <text:s/></text:span>Preset channels only.</text:p>
          </table:table-cell>
        </table:table-row>
      </table:table>
      <text:list xml:id="list594249671" text:style-name="L1">
        <text:list-item>
          <text:p text:style-name="P17"><text:span text:style-name="T8">Radio </text:span><text:span text:style-name="T9">volume </text:span><text:span text:style-name="T8">panel is on left console </text:span><text:span text:style-name="T9">forward inboard</text:span><text:span text:style-name="T8">, next to left knee.</text:span></text:p>
        </text:list-item>
        <text:list-item>
          <text:p text:style-name="P21"><text:span text:style-name="T8">S</text:span><text:span text:style-name="T5">elect active radio with AMPLI knob on volume panel??</text:span></text:p>
        </text:list-item>
      </text:list>
      <text:p text:style-name="P12">TRAP 136 ("Green" radio)</text:p>
      <text:list xml:id="list1887202219" text:style-name="L2">
        <text:list-item>
          <text:p text:style-name="P18"><text:span text:style-name="T10">Control </text:span><text:span text:style-name="T9">panel is on left console far forward.</text:span></text:p>
        </text:list-item>
        <text:list-item>
          <text:p text:style-name="P22"><text:span text:style-name="T9">M</text:span><text:span text:style-name="T5">ode knob:</text:span></text:p>
          <text:list>
            <text:list-item>
              <text:p text:style-name="P24">AR -- OFF</text:p>
            </text:list-item>
            <text:list-item>
              <text:p text:style-name="P24">PAL -- ON, using selected frequency</text:p>
            </text:list-item>
            <text:list-item>
              <text:p text:style-name="P24">PAL+G -- Same as PAL, but also monitoring Guard (121.5 MHz).</text:p>
            </text:list-item>
            <text:list-item>
              <text:p text:style-name="P24">F1 -- Not used</text:p>
            </text:list-item>
            <text:list-item>
              <text:p text:style-name="P24">H -- Not used</text:p>
            </text:list-item>
          </text:list>
        </text:list-item>
        <text:list-item>
          <text:p text:style-name="P24">Frequency selector knob:</text:p>
          <text:list>
            <text:list-item>
              <text:p text:style-name="P22"><text:span text:style-name="T5">M -- </text:span><text:span text:style-name="T13">Manual tuning</text:span><text:span text:style-name="T5">, uses frequency shown in window above.</text:span></text:p>
            </text:list-item>
            <text:list-item>
              <text:p text:style-name="P22"><text:span text:style-name="T5">P -- </text:span><text:span text:style-name="T13">Preset channel</text:span><text:span text:style-name="T5">, uses channel shown in window above left.</text:span></text:p>
            </text:list-item>
            <text:list-item>
              <text:p text:style-name="P24">G -- Guard (121.5 MHz)</text:p>
            </text:list-item>
          </text:list>
        </text:list-item>
      </text:list>
      <text:p text:style-name="P12">TRAP 137B ("Red" radio)</text:p>
      <text:list xml:id="list1335068341" text:style-name="L3">
        <text:list-item>
          <text:p text:style-name="P19"><text:span text:style-name="T10">Control </text:span><text:span text:style-name="T9">panel is on left console rear, behind radar stick.</text:span></text:p>
        </text:list-item>
        <text:list-item>
          <text:p text:style-name="P23"><text:span text:style-name="T9">M</text:span><text:span text:style-name="T5">ode knob:</text:span></text:p>
          <text:list>
            <text:list-item>
              <text:p text:style-name="P25">AR -- OFF</text:p>
            </text:list-item>
            <text:list-item>
              <text:p text:style-name="P25">M -- ON, using selected channel</text:p>
            </text:list-item>
            <text:list-item>
              <text:p text:style-name="P25">F1 -- Not used</text:p>
            </text:list-item>
            <text:list-item>
              <text:p text:style-name="P26">H -- Not used</text:p>
            </text:list-item>
          </text:list>
        </text:list-item>
        <text:list-item>
          <text:p text:style-name="P23"><text:span text:style-name="T9">C</text:span><text:span text:style-name="T5">hange channel with black knob, selected channel is shown in window.</text:span></text:p>
        </text:list-item>
      </text:list>
      <text:p text:style-name="P5"/>
      <text:p text:style-name="P8">Countermeasures</text:p>
      <text:list xml:id="list3008041022" text:style-name="L4">
        <text:list-item>
          <text:p text:style-name="P27"><text:span text:style-name="T23">Dispense countermeasures with Top Hat forward or back</text:span> (either direction does the same thing) (actual button in cockpit is on the left wall, in front and above the throttle handle)</text:p>
        </text:list-item>
        <text:list-item>
          <text:p text:style-name="P27"><text:span text:style-name="T23">Set countermeasures type and mode</text:span> on countermeasures control panel, left side of HUD:</text:p>
          <text:list>
            <text:list-item>
              <text:p text:style-name="P35">Recommended: BOTH and SGL</text:p>
            </text:list-item>
            <text:list-item>
              <text:p text:style-name="P28">CHAFF/FLARE/BOTH switch -- Dispenses chaff only, flares only, or both.</text:p>
            </text:list-item>
            <text:list-item>
              <text:p text:style-name="P28">Program selector knob:</text:p>
              <text:list>
                <text:list-item>
                  <text:p text:style-name="P28">OFF -- Countermeasures system disabled.</text:p>
                </text:list-item>
                <text:list-item>
                  <text:p text:style-name="P28">SGL -- One countermeasure released per side</text:p>
                </text:list-item>
                <text:list-item>
                  <text:p text:style-name="P28">MULT -- Launches one burst?? of countermeasures as defined in the ME.</text:p>
                </text:list-item>
                <text:list-item>
                  <text:p text:style-name="P28">PRGM -- Launches multiple bursts?? of countermeasures at salvo interval?? as defined in the ME.</text:p>
                </text:list-item>
              </text:list>
            </text:list-item>
          </text:list>
        </text:list-item>
        <text:list-item>
          <text:p text:style-name="P29">Normal load is 15 flares on left side and 30 chaff on right side.</text:p>
        </text:list-item>
        <text:list-item>
          <text:p text:style-name="P29">Countermeasures program is set up in the mission editor. <text:s/>Default program??:</text:p>
          <text:list>
            <text:list-item>
              <text:p text:style-name="P29">Chaff burst count: 1</text:p>
            </text:list-item>
            <text:list-item>
              <text:p text:style-name="P29">Chaff burst interval: 0.05s</text:p>
            </text:list-item>
            <text:list-item>
              <text:p text:style-name="P29">Chaff salvo count: 1</text:p>
            </text:list-item>
            <text:list-item>
              <text:p text:style-name="P29">Chaff salvo interval: 1.0s</text:p>
            </text:list-item>
            <text:list-item>
              <text:p text:style-name="P29">Flare burst count: 1</text:p>
            </text:list-item>
            <text:list-item>
              <text:p text:style-name="P29">Flare burst interval: 3.0s</text:p>
            </text:list-item>
          </text:list>
        </text:list-item>
      </text:list>
      <text:p text:style-name="P6"/>
      <text:p text:style-name="P9">RWR system</text:p>
      <text:list xml:id="list1896045695" text:style-name="L5">
        <text:list-item>
          <text:p text:style-name="P30">Lights at top are threat type. <text:s/>Left to right:</text:p>
          <text:list>
            <text:list-item>
              <text:p text:style-name="P20"><text:span text:style-name="T12">P</text:span><text:span text:style-name="T11">ulse-modulated radar </text:span><text:span text:style-name="T12">lock </text:span><text:span text:style-name="T11">-- </text:span><text:span text:style-name="T12">Indicates a STT lock on your plane</text:span></text:p>
            </text:list-item>
            <text:list-item>
              <text:p text:style-name="P30">TWS <text:span text:style-name="T24">lock </text:span>-- <text:span text:style-name="T24">Indicates a TWS lock on your plane</text:span></text:p>
            </text:list-item>
            <text:list-item>
              <text:p text:style-name="P20"><text:span text:style-name="T11">CW </text:span><text:span text:style-name="T12">lock </text:span><text:span text:style-name="T11">-- </text:span><text:span text:style-name="T12">Indicates a c</text:span><text:span text:style-name="T11">ontinuous wave</text:span><text:span text:style-name="T12"> lock on your plane, which is </text:span><text:span text:style-name="T11">usually </text:span><text:span text:style-name="T12">a missile</text:span><text:span text:style-name="T11"> guidance radar</text:span><text:span text:style-name="T12">, meaning a missile is in the air</text:span></text:p>
            </text:list-item>
          </text:list>
        </text:list-item>
        <text:list-item>
          <text:p text:style-name="P31">4 directional lights around the airplane diagram show the direction to the strongest radar source (not necessarily the closest, or the most dangerous).</text:p>
        </text:list-item>
      </text:list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8T08:54:23.005000000</dc:date>
    <meta:editing-duration>PT12H20M27S</meta:editing-duration>
    <meta:editing-cycles>86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9" meta:word-count="448" meta:character-count="2368" meta:non-whitespace-character-count="2017"/>
  </office:meta>
</office:document-meta>
</file>